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fsara@inspiron-5559:~/Desktop/network-offline4$ ./rdt_gbn.o </text:p>
      <text:p text:style-name="Preformatted_20_Text">----- <text:s/>Go Back-N Protocol -------- </text:p>
      <text:p text:style-name="Preformatted_20_Text"/>
      <text:p text:style-name="Preformatted_20_Text">number of messages to simulate: 20</text:p>
      <text:p text:style-name="Preformatted_20_Text">packet loss probability : 0.200000</text:p>
      <text:p text:style-name="Preformatted_20_Text">packet corruption probability : 0.200000</text:p>
      <text:p text:style-name="Preformatted_20_Text">average time between messages from sender's layer5 : 10.000000</text:p>
      <text:p text:style-name="Preformatted_20_Text">TRACE: 4</text:p>
      <text:p text:style-name="Preformatted_20_Text">Window size : 8</text:p>
      <text:p text:style-name="Preformatted_20_Text"/>
      <text:p text:style-name="Preformatted_20_Text">EVENT time: 18.705740, <text:s/>type: 1, fromlayer5 <text:s/>entity: 0</text:p>
      <text:p text:style-name="Preformatted_20_Text"/>
      <text:p text:style-name="Preformatted_20_Text"><text:s text:c="10"/>MAINLOOP: data given to student: aaaaaaaaaaaaaaaaaaa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2"/>**********************************</text:p>
      <text:p text:style-name="Preformatted_20_Text"/>
      <text:p text:style-name="Preformatted_20_Text">[A_output] Timer started for base 0</text:p>
      <text:p text:style-name="Preformatted_20_Text">**** At 18.705740 <text:span text:style-name="T2">in A_output() : Correct pkt received. pkt0 </text:span>aaaaaaaaaaaaaaaaaaa ****</text:p>
      <text:p text:style-name="Preformatted_20_Text"/>
      <text:p text:style-name="Preformatted_20_Text">EVENT time: 24.170835, <text:s/>type: 2, fromlayer3 <text:s/>entity: 1</text:p>
      <text:p text:style-name="Preformatted_20_Text"/>
      <text:p text:style-name="Preformatted_20_Text">**** At 24.170835 <text:span text:style-name="T2">in B_input() : Correct pkt received. pkt0</text:span> aaaaaaaaaaaaaaaaaaa ****</text:p>
      <text:p text:style-name="Preformatted_20_Text">[B_input] <text:span text:style-name="T2">Sending ACK0 to A</text:span></text:p>
      <text:p text:style-name="Preformatted_20_Text"><text:s text:c="10"/>TOLAYER3: packet being corrupted</text:p>
      <text:p text:style-name="Preformatted_20_Text"/>
      <text:p text:style-name="Preformatted_20_Text">EVENT time: 29.402449, <text:s/>type: 2, fromlayer3 <text:s/>entity: 0</text:p>
      <text:p text:style-name="Preformatted_20_Text"/>
      <text:p text:style-name="Preformatted_20_Text">[A_input] Calculated Checksum : 144 | Received checksum : 0</text:p>
      <text:p text:style-name="Preformatted_20_Text">[A_input] Checksum does not match. <text:span text:style-name="T2">Received ACK0 is corrupt</text:span></text:p>
      <text:p text:style-name="Preformatted_20_Text"/>
      <text:p text:style-name="Preformatted_20_Text">EVENT time: 35.124840, <text:s/>type: 1, fromlayer5 <text:s/>entity: 0</text:p>
      <text:p text:style-name="Preformatted_20_Text"/>
      <text:p text:style-name="Preformatted_20_Text"><text:s text:c="10"/>MAINLOOP: data given to student: bbbbbbbbbbbbbbbbbbb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2"/>**********************************</text:p>
      <text:p text:style-name="Preformatted_20_Text"/>
      <text:p text:style-name="Preformatted_20_Text"><text:s text:c="10"/>TOLAYER3: packet1 bbbbbbbbbbbbbbbbbbb being lost</text:p>
      <text:p text:style-name="Preformatted_20_Text">**** At 35.124840 <text:span text:style-name="T2">in A_output() : Correct pkt received. pkt1</text:span> bbbbbbbbbbbbbbbbbbb ****</text:p>
      <text:p text:style-name="Preformatted_20_Text"/>
      <text:p text:style-name="Preformatted_20_Text">EVENT time: 37.680447, <text:s/>type: 1, fromlayer5 <text:s/>entity: 0</text:p>
      <text:p text:style-name="Preformatted_20_Text"/>
      <text:p text:style-name="Preformatted_20_Text"><text:soft-page-break/><text:s text:c="10"/>MAINLOOP: data given to student: ccccccccccccccccccc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2"/>**********************************</text:p>
      <text:p text:style-name="Preformatted_20_Text"/>
      <text:p text:style-name="Preformatted_20_Text"><text:s text:c="10"/>TOLAYER3: packet being corrupted</text:p>
      <text:p text:style-name="Preformatted_20_Text">**** At 37.680447 <text:span text:style-name="T2">in A_output() : Correct pkt received. pkt2</text:span> ccccccccccccccccccc ****</text:p>
      <text:p text:style-name="Preformatted_20_Text"/>
      <text:p text:style-name="Preformatted_20_Text">EVENT time: 42.147713, <text:s/>type: 2, fromlayer3 <text:s/>entity: 1</text:p>
      <text:p text:style-name="Preformatted_20_Text"/>
      <text:p text:style-name="Preformatted_20_Text">**** At 42.147713 in B_input() : <text:s/>Checksum mismatch. Corrupt Packet received. <text:span text:style-name="T2">Resending ACK0 for pkt2</text:span> Zcccccccccccccccccc ****</text:p>
      <text:p text:style-name="Preformatted_20_Text"><text:s text:c="10"/>TOLAYER3: packet0 <text:s/>being lost</text:p>
      <text:p text:style-name="Preformatted_20_Text"/>
      <text:p text:style-name="Preformatted_20_Text"/>
      <text:p text:style-name="Preformatted_20_Text">EVENT time: 43.705742, <text:s/>type: 0, <text:span text:style-name="T2">timerinterrupt</text:span> <text:s text:c="2"/>entity: 0</text:p>
      <text:p text:style-name="Preformatted_20_Text"/>
      <text:p text:style-name="Preformatted_20_Text"/>
      <text:p text:style-name="Preformatted_20_Text">[A_timerinterrupt] Timer started for base 0</text:p>
      <text:p text:style-name="Preformatted_20_Text">[A_timerinterrupt] <text:span text:style-name="T2">Resending pkt0</text:span> aaaaaaaaaaaaaaaaaaa </text:p>
      <text:p text:style-name="Preformatted_20_Text">[A_timerinterrupt] <text:span text:style-name="T2">Resending pkt1</text:span> bbbbbbbbbbbbbbbbbbb </text:p>
      <text:p text:style-name="Preformatted_20_Text">[A_timerinterrupt] <text:span text:style-name="T2">Resending pkt2</text:span> ccccccccccccccccccc </text:p>
      <text:p text:style-name="Preformatted_20_Text"><text:s text:c="10"/>TOLAYER3: packet being corrupted</text:p>
      <text:p text:style-name="Preformatted_20_Text"/>
      <text:p text:style-name="Preformatted_20_Text"/>
      <text:p text:style-name="Preformatted_20_Text">EVENT time: 46.394402, <text:s/>type: 1, fromlayer5 <text:s/>entity: 0</text:p>
      <text:p text:style-name="Preformatted_20_Text"/>
      <text:p text:style-name="Preformatted_20_Text"><text:s text:c="10"/>MAINLOOP: data given to student: ddddddddddddddddddd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2"/>**********************************</text:p>
      <text:p text:style-name="Preformatted_20_Text"/>
      <text:p text:style-name="Preformatted_20_Text"><text:s text:c="10"/>TOLAYER3: packet3 ddddddddddddddddddd being lost</text:p>
      <text:p text:style-name="Preformatted_20_Text">**** At 46.394402 <text:span text:style-name="T2">in A_output() : Correct pkt received. pkt3</text:span> ddddddddddddddddddd ****</text:p>
      <text:p text:style-name="Preformatted_20_Text"/>
      <text:p text:style-name="Preformatted_20_Text">EVENT time: 53.134167, <text:s/>type: 2, fromlayer3 <text:s/>entity: 1</text:p>
      <text:p text:style-name="Preformatted_20_Text"/>
      <text:p text:style-name="Preformatted_20_Text">**** At 53.134167 <text:span text:style-name="T2">in B_input() : <text:s/>Duplicate Packet received. Resending ACK0 for pkt0</text:span> aaaaaaaaaaaaaaaaaaa ****</text:p>
      <text:p text:style-name="Preformatted_20_Text"><text:s text:c="10"/>TOLAYER3: packet being corrupted</text:p>
      <text:p text:style-name="Preformatted_20_Text"/>
      <text:p text:style-name="Preformatted_20_Text"/>
      <text:p text:style-name="Preformatted_20_Text">EVENT time: 53.202408, <text:s/>type: 1, fromlayer5 <text:s/>entity: 0</text:p>
      <text:p text:style-name="Preformatted_20_Text"/>
      <text:p text:style-name="Preformatted_20_Text"><text:soft-page-break/><text:s text:c="10"/>MAINLOOP: data given to student: eeeeeeeeeeeeeeeeeee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 text:c="12"/>**********************************</text:p>
      <text:p text:style-name="Preformatted_20_Text"/>
      <text:p text:style-name="Preformatted_20_Text">**** At 53.202408 in A_output() : Correct pkt received. pkt4 eeeeeeeeeeeeeeeeeee ****</text:p>
      <text:p text:style-name="Preformatted_20_Text"/>
      <text:p text:style-name="Preformatted_20_Text">EVENT time: 58.710968, <text:s/>type: 2, fromlayer3 <text:s/>entity: 0</text:p>
      <text:p text:style-name="Preformatted_20_Text"/>
      <text:p text:style-name="Preformatted_20_Text">[A_input] Calculated Checksum : 90 | Received checksum : 0</text:p>
      <text:p text:style-name="Preformatted_20_Text">[A_input] Checksum does not match. <text:span text:style-name="T2">Received ACK0 is corrupt</text:span></text:p>
      <text:p text:style-name="Preformatted_20_Text"/>
      <text:p text:style-name="Preformatted_20_Text">EVENT time: 60.597080, <text:s/>type: 2, fromlayer3 <text:s/>entity: 1</text:p>
      <text:p text:style-name="Preformatted_20_Text"/>
      <text:p text:style-name="Preformatted_20_Text">**** At 60.597080 <text:span text:style-name="T2">in B_input() : Correct pkt received. pkt1</text:span> bbbbbbbbbbbbbbbbbbb ****</text:p>
      <text:p text:style-name="Preformatted_20_Text">[B_input] <text:span text:style-name="T2">Sending ACK1 to A</text:span></text:p>
      <text:p text:style-name="Preformatted_20_Text"><text:s text:c="10"/>TOLAYER3: packet0 <text:s/>being lost</text:p>
      <text:p text:style-name="Preformatted_20_Text"/>
      <text:p text:style-name="Preformatted_20_Text">EVENT time: 68.705742, <text:s/>type: 0, <text:span text:style-name="T2">timerinterrupt</text:span> <text:s text:c="2"/>entity: 0</text:p>
      <text:p text:style-name="Preformatted_20_Text"/>
      <text:p text:style-name="Preformatted_20_Text"/>
      <text:p text:style-name="Preformatted_20_Text">[A_timerinterrupt] Timer started for base 0</text:p>
      <text:p text:style-name="Preformatted_20_Text">[A_timerinterrupt] <text:span text:style-name="T2">Resending pkt0</text:span> aaaaaaaaaaaaaaaaaaa </text:p>
      <text:p text:style-name="Preformatted_20_Text"><text:s text:c="10"/>TOLAYER3: packet being corrupted</text:p>
      <text:p text:style-name="Preformatted_20_Text">[A_timerinterrupt] <text:span text:style-name="T2">Resending pkt1</text:span> bbbbbbbbbbbbbbbbbbb </text:p>
      <text:p text:style-name="Preformatted_20_Text">[A_timerinterrupt] <text:span text:style-name="T2">Resending pkt2</text:span> ccccccccccccccccccc </text:p>
      <text:p text:style-name="Preformatted_20_Text"><text:s text:c="10"/>TOLAYER3: packet2 ccccccccccccccccccc being lost</text:p>
      <text:p text:style-name="Preformatted_20_Text">[A_timerinterrupt] <text:span text:style-name="T2">Resending pkt3</text:span> ddddddddddddddddddd </text:p>
      <text:p text:style-name="Preformatted_20_Text">[A_timerinterrupt] <text:span text:style-name="T2">Resending pkt4</text:span> eeeeeeeeeeeeeeeeeee </text:p>
      <text:p text:style-name="Preformatted_20_Text"><text:s text:c="10"/>TOLAYER3: packet being corrupted</text:p>
      <text:p text:style-name="Preformatted_20_Text"/>
      <text:p text:style-name="Preformatted_20_Text"/>
      <text:p text:style-name="Preformatted_20_Text">EVENT time: 69.615746, <text:s/>type: 2, fromlayer3 <text:s/>entity: 1</text:p>
      <text:p text:style-name="Preformatted_20_Text"/>
      <text:p text:style-name="Preformatted_20_Text">**** At 69.615746 in B_input() : <text:s/>Checksum mismatch. Corrupt Packet received. Resending ACK1 for pkt2 Zcccccccccccccccccc ****</text:p>
      <text:p text:style-name="Preformatted_20_Text"><text:s text:c="10"/>TOLAYER3: packet being corrupted</text:p>
      <text:p text:style-name="Preformatted_20_Text"/>
      <text:p text:style-name="Preformatted_20_Text"/>
      <text:p text:style-name="Preformatted_20_Text">EVENT time: 72.839478, <text:s/>type: 1, fromlayer5 <text:s/>entity: 0</text:p>
      <text:p text:style-name="Preformatted_20_Text"/>
      <text:p text:style-name="Preformatted_20_Text"><text:s text:c="10"/>MAINLOOP: data given to student: fffffffffffffffffff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</text:p>
      <text:p text:style-name="Preformatted_20_Text"><text:s text:c="16"/></text:p>
      <text:p text:style-name="Preformatted_20_Text"><text:s text:c="16"/></text:p>
      <text:p text:style-name="Preformatted_20_Text"><text:soft-page-break/><text:s text:c="12"/>**********************************</text:p>
      <text:p text:style-name="Preformatted_20_Text"/>
      <text:p text:style-name="Preformatted_20_Text">**** At 72.839478 in A_output() : Correct pkt received. pkt5 fffffffffffffffffff ****</text:p>
      <text:p text:style-name="Preformatted_20_Text"/>
      <text:p text:style-name="Preformatted_20_Text">EVENT time: 73.774330, <text:s/>type: 2, fromlayer3 <text:s/>entity: 1</text:p>
      <text:p text:style-name="Preformatted_20_Text"/>
      <text:p text:style-name="Preformatted_20_Text">**** At 73.774330 in B_input() : <text:s/>Duplicate Packet received. Resending ACK1 for pkt4 eeeeeeeeeeeeeeeeeee ****</text:p>
      <text:p text:style-name="Preformatted_20_Text"/>
      <text:p text:style-name="Preformatted_20_Text"/>
      <text:p text:style-name="Preformatted_20_Text">EVENT time: 75.865677, <text:s/>type: 2, fromlayer3 <text:s/>entity: 0</text:p>
      <text:p text:style-name="Preformatted_20_Text"/>
      <text:p text:style-name="Preformatted_20_Text">[A_input] Calculated Checksum : 91 | Received checksum : 1</text:p>
      <text:p text:style-name="Preformatted_20_Text">[A_input] Checksum does not match. <text:span text:style-name="T2">Received ACK1 is corrupt</text:span></text:p>
      <text:p text:style-name="Preformatted_20_Text"/>
      <text:p text:style-name="Preformatted_20_Text">EVENT time: 79.293877, <text:s/>type: 1, fromlayer5 <text:s/>entity: 0</text:p>
      <text:p text:style-name="Preformatted_20_Text"/>
      <text:p text:style-name="Preformatted_20_Text"><text:s text:c="10"/>MAINLOOP: data given to student: ggggggggggggggggggg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</text:p>
      <text:p text:style-name="Preformatted_20_Text"><text:s text:c="16"/></text:p>
      <text:p text:style-name="Preformatted_20_Text"><text:s text:c="12"/>**********************************</text:p>
      <text:p text:style-name="Preformatted_20_Text"/>
      <text:p text:style-name="Preformatted_20_Text">**** At 79.293877 <text:span text:style-name="T2">in A_output() : Correct pkt received. pkt6</text:span> ggggggggggggggggggg ****</text:p>
      <text:p text:style-name="Preformatted_20_Text"/>
      <text:p text:style-name="Preformatted_20_Text">EVENT time: 79.527443, <text:s/>type: 2, fromlayer3 <text:s/>entity: 0</text:p>
      <text:p text:style-name="Preformatted_20_Text"/>
      <text:p text:style-name="Preformatted_20_Text">[A_input] Calculated Checksum : 1 | Received checksum : 1</text:p>
      <text:p text:style-name="Preformatted_20_Text">**** At 79.527443 in A_input() : <text:span text:style-name="T2">ACK1 received for pkt1:</text:span> <text:s/>****</text:p>
      <text:p text:style-name="Preformatted_20_Text">Base : 2 </text:p>
      <text:p text:style-name="Preformatted_20_Text">nextseqnum_A : 7</text:p>
      <text:p text:style-name="Preformatted_20_Text"/>
      <text:p text:style-name="Preformatted_20_Text">base_A is not equal to nextseqnum_A</text:p>
      <text:p text:style-name="Preformatted_20_Text"/>
      <text:p text:style-name="Preformatted_20_Text"/>
      <text:p text:style-name="P1">[A_input] Timer stopped for pkt1</text:p>
      <text:p text:style-name="Preformatted_20_Text">[A_input] Timer started for base 2</text:p>
      <text:p text:style-name="Preformatted_20_Text"/>
      <text:p text:style-name="Preformatted_20_Text"/>
      <text:p text:style-name="Preformatted_20_Text"/>
      <text:p text:style-name="Preformatted_20_Text">EVENT time: 79.612297, <text:s/>type: 2, fromlayer3 <text:s/>entity: 1</text:p>
      <text:p text:style-name="Preformatted_20_Text"/>
      <text:p text:style-name="Preformatted_20_Text">**** At 79.612297 in B_input() : <text:s/>Checksum mismatch. Corrupt Packet received. <text:span text:style-name="T2">Resending ACK1 for pkt0</text:span> Zaaaaaaaaaaaaaaaaaa ****</text:p>
      <text:p text:style-name="Preformatted_20_Text"><text:s text:c="10"/>TOLAYER3: packet being corrupted</text:p>
      <text:p text:style-name="Preformatted_20_Text"/>
      <text:p text:style-name="Preformatted_20_Text"/>
      <text:p text:style-name="Preformatted_20_Text">EVENT time: 81.487488, <text:s/>type: 2, fromlayer3 <text:s/>entity: 1</text:p>
      <text:p text:style-name="Preformatted_20_Text"/>
      <text:p text:style-name="Preformatted_20_Text">**** At 81.487488 <text:span text:style-name="T2">in B_input() : <text:s/>Duplicate Packet received. Resending ACK1 for pkt1</text:span> bbbbbbbbbbbbbbbbbbb ****</text:p>
      <text:p text:style-name="Preformatted_20_Text"><text:s text:c="10"/>TOLAYER3: packet0 <text:s/>being lost</text:p>
      <text:p text:style-name="Preformatted_20_Text"/>
      <text:p text:style-name="Preformatted_20_Text"/>
      <text:p text:style-name="Preformatted_20_Text"><text:soft-page-break/>EVENT time: 82.793877, <text:s/>type: 2, fromlayer3 <text:s/>entity: 1</text:p>
      <text:p text:style-name="Preformatted_20_Text"/>
      <text:p text:style-name="Preformatted_20_Text">**** At 82.793877 <text:span text:style-name="T2">in B_input() : <text:s/>Duplicate Packet received. Resending ACK1 for pkt3</text:span> ddddddddddddddddddd ****</text:p>
      <text:p text:style-name="Preformatted_20_Text"><text:s text:c="10"/>TOLAYER3: packet0 <text:s/>being lost</text:p>
      <text:p text:style-name="Preformatted_20_Text"/>
      <text:p text:style-name="Preformatted_20_Text"/>
      <text:p text:style-name="Preformatted_20_Text">EVENT time: 85.229965, <text:s/>type: 2, fromlayer3 <text:s/>entity: 0</text:p>
      <text:p text:style-name="Preformatted_20_Text"/>
      <text:p text:style-name="Preformatted_20_Text">[A_input] Calculated Checksum : 91 | Received checksum : 1</text:p>
      <text:p text:style-name="Preformatted_20_Text">[A_input] Checksum does not match. <text:span text:style-name="T2">Received ACK1 is corrupt</text:span></text:p>
      <text:p text:style-name="Preformatted_20_Text"/>
      <text:p text:style-name="Preformatted_20_Text">EVENT time: 88.372498, <text:s/>type: 2, fromlayer3 <text:s/>entity: 1</text:p>
      <text:p text:style-name="Preformatted_20_Text"/>
      <text:p text:style-name="Preformatted_20_Text">**** At 88.372498 in B_input() : <text:s/>Checksum mismatch. Corrupt Packet received. <text:span text:style-name="T2">Resending ACK1 for pkt4</text:span> Zeeeeeeeeeeeeeeeeee ****</text:p>
      <text:p text:style-name="Preformatted_20_Text"><text:s text:c="10"/>TOLAYER3: packet being corrupted</text:p>
      <text:p text:style-name="Preformatted_20_Text"/>
      <text:p text:style-name="Preformatted_20_Text"/>
      <text:p text:style-name="Preformatted_20_Text">EVENT time: 90.178833, <text:s/>type: 2, fromlayer3 <text:s/>entity: 0</text:p>
      <text:p text:style-name="Preformatted_20_Text"/>
      <text:p text:style-name="Preformatted_20_Text">[A_input] Calculated Checksum : 91 | Received checksum : 1</text:p>
      <text:p text:style-name="Preformatted_20_Text">[A_input] Checksum does not match. <text:span text:style-name="T2">Received ACK1 is corrupt</text:span></text:p>
      <text:p text:style-name="Preformatted_20_Text"/>
      <text:p text:style-name="Preformatted_20_Text">EVENT time: 91.250336, <text:s/>type: 2, fromlayer3 <text:s/>entity: 1</text:p>
      <text:p text:style-name="Preformatted_20_Text"/>
      <text:p text:style-name="Preformatted_20_Text">**** At 91.250336 <text:span text:style-name="T2">in B_input() : <text:s/>Duplicate Packet received. Resending ACK1 for pkt5</text:span> fffffffffffffffffff ****</text:p>
      <text:p text:style-name="Preformatted_20_Text"><text:s text:c="10"/>TOLAYER3: packet0 <text:s/>being lost</text:p>
      <text:p text:style-name="Preformatted_20_Text"/>
      <text:p text:style-name="Preformatted_20_Text"/>
      <text:p text:style-name="Preformatted_20_Text">EVENT time: 92.527794, <text:s/>type: 2, fromlayer3 <text:s/>entity: 1</text:p>
      <text:p text:style-name="Preformatted_20_Text"/>
      <text:p text:style-name="Preformatted_20_Text">**** At 92.527794 <text:span text:style-name="T2">in B_input() : <text:s/>Duplicate Packet received. Resending ACK1 for pkt6</text:span> ggggggggggggggggggg ****</text:p>
      <text:p text:style-name="Preformatted_20_Text"/>
      <text:p text:style-name="Preformatted_20_Text"/>
      <text:p text:style-name="Preformatted_20_Text">EVENT time: 95.544830, <text:s/>type: 2, fromlayer3 <text:s/>entity: 0</text:p>
      <text:p text:style-name="Preformatted_20_Text"/>
      <text:p text:style-name="Preformatted_20_Text">[A_input] Calculated Checksum : 1 | Received checksum : 1</text:p>
      <text:p text:style-name="Preformatted_20_Text">**** At 95.544830 in A_input() : <text:span text:style-name="T2">ACK1 received for pkt1</text:span>: <text:s/>****</text:p>
      <text:p text:style-name="Preformatted_20_Text"/>
      <text:p text:style-name="Preformatted_20_Text"/>
      <text:p text:style-name="Preformatted_20_Text"/>
      <text:p text:style-name="Preformatted_20_Text">EVENT time: 97.588913, <text:s/>type: 1, fromlayer5 <text:s/>entity: 0</text:p>
      <text:p text:style-name="Preformatted_20_Text"/>
      <text:p text:style-name="Preformatted_20_Text"><text:s text:c="10"/>MAINLOOP: data given to student: hhhhhhhhhhhhhhhhhhh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</text:p>
      <text:p text:style-name="Preformatted_20_Text"><text:s text:c="12"/>**********************************</text:p>
      <text:p text:style-name="Preformatted_20_Text"/>
      <text:p text:style-name="Preformatted_20_Text"><text:s text:c="10"/>TOLAYER3: packet being corrupted</text:p>
      <text:p text:style-name="Preformatted_20_Text">**** At 97.588913 in A_output() : Correct pkt received. pkt7 hhhhhhhhhhhhhhhhhhh ****</text:p>
      <text:p text:style-name="Preformatted_20_Text"/>
      <text:p text:style-name="Preformatted_20_Text"><text:soft-page-break/>EVENT time: 103.061516, <text:s/>type: 2, fromlayer3 <text:s/>entity: 1</text:p>
      <text:p text:style-name="Preformatted_20_Text"/>
      <text:p text:style-name="Preformatted_20_Text">**** At 103.061516 in B_input() : <text:s/>Checksum mismatch. Corrupt Packet received. Resending ACK1 for pkt7 Zhhhhhhhhhhhhhhhhhh ****</text:p>
      <text:p text:style-name="Preformatted_20_Text"/>
      <text:p text:style-name="Preformatted_20_Text"/>
      <text:p text:style-name="Preformatted_20_Text">EVENT time: 104.527443, <text:s/>type: 0, timerinterrupt <text:s text:c="2"/>entity: 0</text:p>
      <text:p text:style-name="Preformatted_20_Text"/>
      <text:p text:style-name="Preformatted_20_Text"/>
      <text:p text:style-name="Preformatted_20_Text">[A_timerinterrupt] Timer started for base 2</text:p>
      <text:p text:style-name="Preformatted_20_Text">[A_timerinterrupt] <text:span text:style-name="T2">Resending pkt2</text:span> ccccccccccccccccccc </text:p>
      <text:p text:style-name="Preformatted_20_Text">[A_timerinterrupt] <text:span text:style-name="T2">Resending pkt3</text:span> ddddddddddddddddddd </text:p>
      <text:p text:style-name="Preformatted_20_Text"><text:s text:c="10"/>TOLAYER3: packet3 ddddddddddddddddddd being lost</text:p>
      <text:p text:style-name="Preformatted_20_Text">[A_timerinterrupt] <text:span text:style-name="T2">Resending pkt4</text:span> eeeeeeeeeeeeeeeeeee </text:p>
      <text:p text:style-name="Preformatted_20_Text">[A_timerinterrupt] <text:span text:style-name="T2">Resending pkt5</text:span> fffffffffffffffffff </text:p>
      <text:p text:style-name="Preformatted_20_Text">[A_timerinterrupt] <text:span text:style-name="T2">Resending pkt6</text:span> ggggggggggggggggggg </text:p>
      <text:p text:style-name="Preformatted_20_Text">[A_timerinterrupt] <text:span text:style-name="T2">Resending pkt7</text:span> hhhhhhhhhhhhhhhhhhh </text:p>
      <text:p text:style-name="Preformatted_20_Text"><text:s text:c="10"/>TOLAYER3: packet being corrupted</text:p>
      <text:p text:style-name="Preformatted_20_Text"/>
      <text:p text:style-name="Preformatted_20_Text"/>
      <text:p text:style-name="Preformatted_20_Text">EVENT time: 106.231682, <text:s/>type: 2, fromlayer3 <text:s/>entity: 1</text:p>
      <text:p text:style-name="Preformatted_20_Text"/>
      <text:p text:style-name="Preformatted_20_Text">**** At 106.231682 in B_input() : Correct pkt received. pkt2 ccccccccccccccccccc ****</text:p>
      <text:p text:style-name="Preformatted_20_Text">[B_input]<text:span text:style-name="T2"> Sending ACK2 to A</text:span></text:p>
      <text:p text:style-name="Preformatted_20_Text"/>
      <text:p text:style-name="Preformatted_20_Text">EVENT time: 108.448372, <text:s/>type: 2, fromlayer3 <text:s/>entity: 0</text:p>
      <text:p text:style-name="Preformatted_20_Text"/>
      <text:p text:style-name="Preformatted_20_Text">[A_input] Calculated Checksum : 1 | Received checksum : 1</text:p>
      <text:p text:style-name="Preformatted_20_Text">**** At 108.448372 in A_input() : <text:span text:style-name="T2">ACK1 received for pkt1</text:span>: <text:s/>****</text:p>
      <text:p text:style-name="Preformatted_20_Text"/>
      <text:p text:style-name="Preformatted_20_Text"/>
      <text:p text:style-name="Preformatted_20_Text"/>
      <text:p text:style-name="Preformatted_20_Text">EVENT time: 109.216560, <text:s/>type: 1, fromlayer5 <text:s/>entity: 0</text:p>
      <text:p text:style-name="Preformatted_20_Text"/>
      <text:p text:style-name="Preformatted_20_Text"><text:s text:c="10"/>MAINLOOP: data given to student: iiiiiiiiiiiiiiiiiii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hhhhhhhhhhhhhhhhhhh</text:p>
      <text:p text:style-name="Preformatted_20_Text"><text:s text:c="12"/>**********************************</text:p>
      <text:p text:style-name="Preformatted_20_Text"/>
      <text:p text:style-name="Preformatted_20_Text"><text:s text:c="10"/>TOLAYER3: packet8 iiiiiiiiiiiiiiiiiii being lost</text:p>
      <text:p text:style-name="Preformatted_20_Text">**** At 109.216560 <text:span text:style-name="T2">in A_output() : Correct pkt received. pkt8</text:span> iiiiiiiiiiiiiiiiiii ****</text:p>
      <text:p text:style-name="Preformatted_20_Text"/>
      <text:p text:style-name="Preformatted_20_Text">EVENT time: 114.189545, <text:s/>type: 2, fromlayer3 <text:s/>entity: 1</text:p>
      <text:p text:style-name="Preformatted_20_Text"/>
      <text:p text:style-name="Preformatted_20_Text">**** At 114.189545 <text:span text:style-name="T2">in B_input() : <text:s/>Duplicate Packet received. Resending ACK2 for pkt4</text:span> eeeeeeeeeeeeeeeeeee ****</text:p>
      <text:p text:style-name="Preformatted_20_Text"/>
      <text:p text:style-name="Preformatted_20_Text"/>
      <text:p text:style-name="Preformatted_20_Text">EVENT time: 115.437195, <text:s/>type: 1, fromlayer5 <text:s/>entity: 0</text:p>
      <text:p text:style-name="Preformatted_20_Text"/>
      <text:p text:style-name="Preformatted_20_Text"><text:s text:c="10"/>MAINLOOP: data given to student: jjjjjjjjjjjjjjjjjjj</text:p>
      <text:p text:style-name="Preformatted_20_Text"/>
      <text:p text:style-name="Preformatted_20_Text"/>
      <text:p text:style-name="Preformatted_20_Text"><text:soft-page-break/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hhhhhhhhhhhhhhhhhhh</text:p>
      <text:p text:style-name="Preformatted_20_Text"><text:s text:c="12"/>**********************************</text:p>
      <text:p text:style-name="Preformatted_20_Text"/>
      <text:p text:style-name="Preformatted_20_Text"><text:s text:c="10"/>TOLAYER3: packet9 jjjjjjjjjjjjjjjjjjj being lost</text:p>
      <text:p text:style-name="Preformatted_20_Text">**** At 115.437195 in A_output() : Correct pkt received. pkt9 jjjjjjjjjjjjjjjjjjj ****</text:p>
      <text:p text:style-name="Preformatted_20_Text"/>
      <text:p text:style-name="Preformatted_20_Text">EVENT time: 117.936554, <text:s/>type: 2, fromlayer3 <text:s/>entity: 0</text:p>
      <text:p text:style-name="Preformatted_20_Text"/>
      <text:p text:style-name="Preformatted_20_Text">[A_input] Calculated Checksum : 2 | Received checksum : 2</text:p>
      <text:p text:style-name="Preformatted_20_Text">**** At 117.936554 in A_input() : <text:span text:style-name="T2">ACK2 received for pkt2</text:span>: <text:s/>****</text:p>
      <text:p text:style-name="Preformatted_20_Text">Base : 3 </text:p>
      <text:p text:style-name="Preformatted_20_Text">nextseqnum_A : 10</text:p>
      <text:p text:style-name="Preformatted_20_Text"/>
      <text:p text:style-name="Preformatted_20_Text">base_A is not equal to nextseqnum_A</text:p>
      <text:p text:style-name="Preformatted_20_Text"/>
      <text:p text:style-name="Preformatted_20_Text"/>
      <text:p text:style-name="P1">[A_input] Timer stopped for pkt2</text:p>
      <text:p text:style-name="Preformatted_20_Text">[A_input] Timer started for base 3</text:p>
      <text:p text:style-name="Preformatted_20_Text"/>
      <text:p text:style-name="Preformatted_20_Text"/>
      <text:p text:style-name="Preformatted_20_Text"/>
      <text:p text:style-name="Preformatted_20_Text">EVENT time: 118.582008, <text:s/>type: 2, fromlayer3 <text:s/>entity: 1</text:p>
      <text:p text:style-name="Preformatted_20_Text"/>
      <text:p text:style-name="Preformatted_20_Text">**** At 118.582008 in B_input() : <text:s/>Duplicate Packet received. Resending ACK2 for pkt5 fffffffffffffffffff ****</text:p>
      <text:p text:style-name="Preformatted_20_Text"><text:s text:c="10"/>TOLAYER3: packet0 <text:s/>being lost</text:p>
      <text:p text:style-name="Preformatted_20_Text"/>
      <text:p text:style-name="Preformatted_20_Text"/>
      <text:p text:style-name="Preformatted_20_Text">EVENT time: 124.247040, <text:s/>type: 2, fromlayer3 <text:s/>entity: 1</text:p>
      <text:p text:style-name="Preformatted_20_Text"/>
      <text:p text:style-name="Preformatted_20_Text">**** At 124.247040 in B_input() : <text:s/>Duplicate Packet received. Resending ACK2 for pkt6 ggggggggggggggggggg ****</text:p>
      <text:p text:style-name="Preformatted_20_Text"><text:s text:c="10"/>TOLAYER3: packet being corrupted</text:p>
      <text:p text:style-name="Preformatted_20_Text"/>
      <text:p text:style-name="Preformatted_20_Text"/>
      <text:p text:style-name="Preformatted_20_Text">EVENT time: 126.968277, <text:s/>type: 2, fromlayer3 <text:s/>entity: 0</text:p>
      <text:p text:style-name="Preformatted_20_Text"/>
      <text:p text:style-name="Preformatted_20_Text">[A_input] Calculated Checksum : 2 | Received checksum : 2</text:p>
      <text:p text:style-name="Preformatted_20_Text">**** At 126.968277 in A_input() : ACK2 received for pkt2: <text:s/>****</text:p>
      <text:p text:style-name="Preformatted_20_Text"/>
      <text:p text:style-name="Preformatted_20_Text"/>
      <text:p text:style-name="Preformatted_20_Text"/>
      <text:p text:style-name="Preformatted_20_Text">EVENT time: 130.503036, <text:s/>type: 1, fromlayer5 <text:s/>entity: 0</text:p>
      <text:p text:style-name="Preformatted_20_Text"/>
      <text:p text:style-name="Preformatted_20_Text"><text:s text:c="10"/>MAINLOOP: data given to student: kkkkkkkkkkkkkkkkkkk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oft-page-break/><text:s text:c="16"/>hhhhhhhhhhhhhhhhhhh</text:p>
      <text:p text:style-name="Preformatted_20_Text"><text:s text:c="12"/>**********************************</text:p>
      <text:p text:style-name="Preformatted_20_Text"/>
      <text:p text:style-name="Preformatted_20_Text">**** At 130.503036 in A_output() : Correct pkt received. pkt10 kkkkkkkkkkkkkkkkkkk ****</text:p>
      <text:p text:style-name="Preformatted_20_Text"/>
      <text:p text:style-name="Preformatted_20_Text">EVENT time: 130.943878, <text:s/>type: 2, fromlayer3 <text:s/>entity: 1</text:p>
      <text:p text:style-name="Preformatted_20_Text"/>
      <text:p text:style-name="Preformatted_20_Text">**** At 130.943878 in B_input() : <text:s/>Checksum mismatch. Corrupt Packet received. Resending ACK2 for pkt7 Zhhhhhhhhhhhhhhhhhh ****</text:p>
      <text:p text:style-name="Preformatted_20_Text"><text:s text:c="10"/>TOLAYER3: packet being corrupted</text:p>
      <text:p text:style-name="Preformatted_20_Text"/>
      <text:p text:style-name="Preformatted_20_Text"/>
      <text:p text:style-name="Preformatted_20_Text">EVENT time: 132.869232, <text:s/>type: 2, fromlayer3 <text:s/>entity: 0</text:p>
      <text:p text:style-name="Preformatted_20_Text"/>
      <text:p text:style-name="Preformatted_20_Text">[A_input] Calculated Checksum : 92 | Received checksum : 2</text:p>
      <text:p text:style-name="Preformatted_20_Text">[A_input] Checksum does not match. Received ACK2 is corrupt</text:p>
      <text:p text:style-name="Preformatted_20_Text"/>
      <text:p text:style-name="Preformatted_20_Text">EVENT time: 133.093262, <text:s/>type: 2, fromlayer3 <text:s/>entity: 1</text:p>
      <text:p text:style-name="Preformatted_20_Text"/>
      <text:p text:style-name="Preformatted_20_Text">**** At 133.093262 in B_input() : <text:s/>Duplicate Packet received. Resending ACK2 for pkt10 kkkkkkkkkkkkkkkkkkk ****</text:p>
      <text:p text:style-name="Preformatted_20_Text"/>
      <text:p text:style-name="Preformatted_20_Text"/>
      <text:p text:style-name="Preformatted_20_Text">EVENT time: 134.453094, <text:s/>type: 2, fromlayer3 <text:s/>entity: 0</text:p>
      <text:p text:style-name="Preformatted_20_Text"/>
      <text:p text:style-name="Preformatted_20_Text">[A_input] Calculated Checksum : 92 | Received checksum : 2</text:p>
      <text:p text:style-name="Preformatted_20_Text">[A_input] Checksum does not match. Received ACK2 is corrupt</text:p>
      <text:p text:style-name="Preformatted_20_Text"/>
      <text:p text:style-name="Preformatted_20_Text">EVENT time: 139.700226, <text:s/>type: 2, fromlayer3 <text:s/>entity: 0</text:p>
      <text:p text:style-name="Preformatted_20_Text"/>
      <text:p text:style-name="Preformatted_20_Text">[A_input] Calculated Checksum : 2 | Received checksum : 2</text:p>
      <text:p text:style-name="Preformatted_20_Text">**** At 139.700226 in A_input() : ACK2 received for pkt2: <text:s/>****</text:p>
      <text:p text:style-name="Preformatted_20_Text"/>
      <text:p text:style-name="Preformatted_20_Text"/>
      <text:p text:style-name="Preformatted_20_Text"/>
      <text:p text:style-name="Preformatted_20_Text">EVENT time: 142.936554, <text:s/>type: 0, timerinterrupt <text:s text:c="2"/>entity: 0</text:p>
      <text:p text:style-name="Preformatted_20_Text"/>
      <text:p text:style-name="Preformatted_20_Text"/>
      <text:p text:style-name="Preformatted_20_Text">[A_timerinterrupt] Timer started for base 3</text:p>
      <text:p text:style-name="Preformatted_20_Text">[A_timerinterrupt] Resending pkt3 ddddddddddddddddddd </text:p>
      <text:p text:style-name="Preformatted_20_Text"><text:s text:c="10"/>TOLAYER3: packet being corrupted</text:p>
      <text:p text:style-name="Preformatted_20_Text">[A_timerinterrupt] Resending pkt4 eeeeeeeeeeeeeeeeeee </text:p>
      <text:p text:style-name="Preformatted_20_Text"><text:s text:c="10"/>TOLAYER3: packet being corrupted</text:p>
      <text:p text:style-name="Preformatted_20_Text">[A_timerinterrupt] Resending pkt5 fffffffffffffffffff </text:p>
      <text:p text:style-name="Preformatted_20_Text">[A_timerinterrupt] Resending pkt6 ggggggggggggggggggg </text:p>
      <text:p text:style-name="Preformatted_20_Text"><text:s text:c="10"/>TOLAYER3: packet6 ggggggggggggggggggg being lost</text:p>
      <text:p text:style-name="Preformatted_20_Text">[A_timerinterrupt] Resending pkt7 hhhhhhhhhhhhhhhhhhh </text:p>
      <text:p text:style-name="Preformatted_20_Text"><text:s text:c="10"/>TOLAYER3: packet being corrupted</text:p>
      <text:p text:style-name="Preformatted_20_Text">[A_timerinterrupt] Resending pkt8 iiiiiiiiiiiiiiiiiii </text:p>
      <text:p text:style-name="Preformatted_20_Text">[A_timerinterrupt] Resending pkt9 jjjjjjjjjjjjjjjjjjj </text:p>
      <text:p text:style-name="Preformatted_20_Text">[A_timerinterrupt] Resending pkt10 kkkkkkkkkkkkkkkkkkk </text:p>
      <text:p text:style-name="Preformatted_20_Text"/>
      <text:p text:style-name="Preformatted_20_Text"/>
      <text:p text:style-name="Preformatted_20_Text">EVENT time: 142.959015, <text:s/>type: 1, fromlayer5 <text:s/>entity: 0</text:p>
      <text:p text:style-name="Preformatted_20_Text"/>
      <text:p text:style-name="Preformatted_20_Text"><text:s text:c="10"/>MAINLOOP: data given to student: lllllllllllllllllll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oft-page-break/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hhhhhhhhhhhhhhhhhhh</text:p>
      <text:p text:style-name="Preformatted_20_Text"><text:s text:c="12"/>**********************************</text:p>
      <text:p text:style-name="Preformatted_20_Text"/>
      <text:p text:style-name="Preformatted_20_Text"/>
      <text:p text:style-name="Preformatted_20_Text">EVENT time: 151.880295, <text:s/>type: 2, fromlayer3 <text:s/>entity: 1</text:p>
      <text:p text:style-name="Preformatted_20_Text"/>
      <text:p text:style-name="Preformatted_20_Text">**** At 151.880295 in B_input() : <text:s/>Checksum mismatch. Corrupt Packet received. Resending ACK2 for pkt3 Zdddddddddddddddddd ****</text:p>
      <text:p text:style-name="Preformatted_20_Text"/>
      <text:p text:style-name="Preformatted_20_Text"/>
      <text:p text:style-name="Preformatted_20_Text">EVENT time: 154.673874, <text:s/>type: 1, fromlayer5 <text:s/>entity: 0</text:p>
      <text:p text:style-name="Preformatted_20_Text"/>
      <text:p text:style-name="Preformatted_20_Text"><text:s text:c="10"/>MAINLOOP: data given to student: mmmmmmmmmmmmmmmmmmm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hhhhhhhhhhhhhhhhhhh</text:p>
      <text:p text:style-name="Preformatted_20_Text"><text:s text:c="12"/>**********************************</text:p>
      <text:p text:style-name="Preformatted_20_Text"/>
      <text:p text:style-name="Preformatted_20_Text"/>
      <text:p text:style-name="Preformatted_20_Text">EVENT time: 156.780533, <text:s/>type: 2, fromlayer3 <text:s/>entity: 0</text:p>
      <text:p text:style-name="Preformatted_20_Text"/>
      <text:p text:style-name="Preformatted_20_Text">[A_input] Calculated Checksum : 2 | Received checksum : 2</text:p>
      <text:p text:style-name="Preformatted_20_Text">**** At 156.780533 in A_input() : ACK2 received for pkt2: <text:s/>****</text:p>
      <text:p text:style-name="Preformatted_20_Text"/>
      <text:p text:style-name="Preformatted_20_Text"/>
      <text:p text:style-name="Preformatted_20_Text"/>
      <text:p text:style-name="Preformatted_20_Text">EVENT time: 161.202744, <text:s/>type: 2, fromlayer3 <text:s/>entity: 1</text:p>
      <text:p text:style-name="Preformatted_20_Text"/>
      <text:p text:style-name="Preformatted_20_Text">**** At 161.202744 in B_input() : <text:s/>Checksum mismatch. Corrupt Packet received. Resending ACK2 for pkt4 Zeeeeeeeeeeeeeeeeee ****</text:p>
      <text:p text:style-name="Preformatted_20_Text"/>
      <text:p text:style-name="Preformatted_20_Text"/>
      <text:p text:style-name="Preformatted_20_Text">EVENT time: 162.180588, <text:s/>type: 1, fromlayer5 <text:s/>entity: 0</text:p>
      <text:p text:style-name="Preformatted_20_Text"/>
      <text:p text:style-name="Preformatted_20_Text"><text:s text:c="10"/>MAINLOOP: data given to student: nnnnnnnnnnnnnnnnnnn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hhhhhhhhhhhhhhhhhhh</text:p>
      <text:p text:style-name="Preformatted_20_Text"><text:s text:c="12"/>**********************************</text:p>
      <text:p text:style-name="Preformatted_20_Text"/>
      <text:p text:style-name="Preformatted_20_Text"/>
      <text:p text:style-name="Preformatted_20_Text">EVENT time: 164.199127, <text:s/>type: 2, fromlayer3 <text:s/>entity: 1</text:p>
      <text:p text:style-name="Preformatted_20_Text"/>
      <text:p text:style-name="Preformatted_20_Text">**** At 164.199127 in B_input() : <text:s/>Duplicate Packet received. Resending ACK2 for pkt5 fffffffffffffffffff ****</text:p>
      <text:p text:style-name="Preformatted_20_Text"><text:soft-page-break/><text:s text:c="10"/>TOLAYER3: packet being corrupted</text:p>
      <text:p text:style-name="Preformatted_20_Text"/>
      <text:p text:style-name="Preformatted_20_Text"/>
      <text:p text:style-name="Preformatted_20_Text">EVENT time: 165.011765, <text:s/>type: 1, fromlayer5 <text:s/>entity: 0</text:p>
      <text:p text:style-name="Preformatted_20_Text"/>
      <text:p text:style-name="Preformatted_20_Text"><text:s text:c="10"/>MAINLOOP: data given to student: ooooooooooooooooooo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hhhhhhhhhhhhhhhhhhh</text:p>
      <text:p text:style-name="Preformatted_20_Text"><text:s text:c="12"/>**********************************</text:p>
      <text:p text:style-name="Preformatted_20_Text"/>
      <text:p text:style-name="Preformatted_20_Text"/>
      <text:p text:style-name="Preformatted_20_Text">EVENT time: 165.348160, <text:s/>type: 2, fromlayer3 <text:s/>entity: 1</text:p>
      <text:p text:style-name="Preformatted_20_Text"/>
      <text:p text:style-name="Preformatted_20_Text">**** At 165.348160 in B_input() : <text:s/>Checksum mismatch. Corrupt Packet received. Resending ACK2 for pkt7 hhhhhhhhhhhhhhhhhhh ****</text:p>
      <text:p text:style-name="Preformatted_20_Text"/>
      <text:p text:style-name="Preformatted_20_Text"/>
      <text:p text:style-name="Preformatted_20_Text">EVENT time: 166.141953, <text:s/>type: 2, fromlayer3 <text:s/>entity: 0</text:p>
      <text:p text:style-name="Preformatted_20_Text"/>
      <text:p text:style-name="Preformatted_20_Text">[A_input] Calculated Checksum : 2 | Received checksum : 2</text:p>
      <text:p text:style-name="Preformatted_20_Text">**** At 166.141953 in A_input() : ACK2 received for pkt2: <text:s/>****</text:p>
      <text:p text:style-name="Preformatted_20_Text"/>
      <text:p text:style-name="Preformatted_20_Text"/>
      <text:p text:style-name="Preformatted_20_Text"/>
      <text:p text:style-name="Preformatted_20_Text">EVENT time: 167.936554, <text:s/>type: 0, timerinterrupt <text:s text:c="2"/>entity: 0</text:p>
      <text:p text:style-name="Preformatted_20_Text"/>
      <text:p text:style-name="Preformatted_20_Text"/>
      <text:p text:style-name="Preformatted_20_Text">[A_timerinterrupt] Timer started for base 3</text:p>
      <text:p text:style-name="Preformatted_20_Text">[A_timerinterrupt] Resending pkt3 ddddddddddddddddddd </text:p>
      <text:p text:style-name="Preformatted_20_Text">[A_timerinterrupt] Resending pkt4 eeeeeeeeeeeeeeeeeee </text:p>
      <text:p text:style-name="Preformatted_20_Text">[A_timerinterrupt] Resending pkt5 fffffffffffffffffff </text:p>
      <text:p text:style-name="Preformatted_20_Text">[A_timerinterrupt] Resending pkt6 ggggggggggggggggggg </text:p>
      <text:p text:style-name="Preformatted_20_Text"><text:s text:c="10"/>TOLAYER3: packet being corrupted</text:p>
      <text:p text:style-name="Preformatted_20_Text">[A_timerinterrupt] Resending pkt7 hhhhhhhhhhhhhhhhhhh </text:p>
      <text:p text:style-name="Preformatted_20_Text">[A_timerinterrupt] Resending pkt8 iiiiiiiiiiiiiiiiiii </text:p>
      <text:p text:style-name="Preformatted_20_Text"><text:s text:c="10"/>TOLAYER3: packet8 iiiiiiiiiiiiiiiiiii being lost</text:p>
      <text:p text:style-name="Preformatted_20_Text">[A_timerinterrupt] Resending pkt9 jjjjjjjjjjjjjjjjjjj </text:p>
      <text:p text:style-name="Preformatted_20_Text"><text:s text:c="10"/>TOLAYER3: packet being corrupted</text:p>
      <text:p text:style-name="Preformatted_20_Text">[A_timerinterrupt] Resending pkt10 kkkkkkkkkkkkkkkkkkk </text:p>
      <text:p text:style-name="Preformatted_20_Text"/>
      <text:p text:style-name="Preformatted_20_Text"/>
      <text:p text:style-name="Preformatted_20_Text">EVENT time: 172.910400, <text:s/>type: 2, fromlayer3 <text:s/>entity: 0</text:p>
      <text:p text:style-name="Preformatted_20_Text"/>
      <text:p text:style-name="Preformatted_20_Text">[A_input] Calculated Checksum : 92 | Received checksum : 2</text:p>
      <text:p text:style-name="Preformatted_20_Text">[A_input] Checksum does not match. Received ACK2 is corrupt</text:p>
      <text:p text:style-name="Preformatted_20_Text"/>
      <text:p text:style-name="Preformatted_20_Text">EVENT time: 172.916672, <text:s/>type: 2, fromlayer3 <text:s/>entity: 1</text:p>
      <text:p text:style-name="Preformatted_20_Text"/>
      <text:p text:style-name="Preformatted_20_Text">**** At 172.916672 in B_input() : <text:s/>Duplicate Packet received. Resending ACK2 for pkt8 iiiiiiiiiiiiiiiiiii ****</text:p>
      <text:p text:style-name="Preformatted_20_Text"/>
      <text:p text:style-name="Preformatted_20_Text"/>
      <text:p text:style-name="Preformatted_20_Text">EVENT time: 177.090378, <text:s/>type: 2, fromlayer3 <text:s/>entity: 1</text:p>
      <text:p text:style-name="Preformatted_20_Text"/>
      <text:p text:style-name="Preformatted_20_Text">**** At 177.090378 in B_input() : <text:s/>Duplicate Packet received. Resending ACK2 for <text:soft-page-break/>pkt9 jjjjjjjjjjjjjjjjjjj ****</text:p>
      <text:p text:style-name="Preformatted_20_Text"/>
      <text:p text:style-name="Preformatted_20_Text"/>
      <text:p text:style-name="Preformatted_20_Text">EVENT time: 177.969177, <text:s/>type: 1, fromlayer5 <text:s/>entity: 0</text:p>
      <text:p text:style-name="Preformatted_20_Text"/>
      <text:p text:style-name="Preformatted_20_Text"><text:s text:c="10"/>MAINLOOP: data given to student: ppppppppppppppppppp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hhhhhhhhhhhhhhhhhhh</text:p>
      <text:p text:style-name="Preformatted_20_Text"><text:s text:c="12"/>**********************************</text:p>
      <text:p text:style-name="Preformatted_20_Text"/>
      <text:p text:style-name="Preformatted_20_Text"/>
      <text:p text:style-name="Preformatted_20_Text">EVENT time: 181.332870, <text:s/>type: 1, fromlayer5 <text:s/>entity: 0</text:p>
      <text:p text:style-name="Preformatted_20_Text"/>
      <text:p text:style-name="Preformatted_20_Text"><text:s text:c="10"/>MAINLOOP: data given to student: qqqqqqqqqqqqqqqqqqq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hhhhhhhhhhhhhhhhhhh</text:p>
      <text:p text:style-name="Preformatted_20_Text"><text:s text:c="12"/>**********************************</text:p>
      <text:p text:style-name="Preformatted_20_Text"/>
      <text:p text:style-name="Preformatted_20_Text"/>
      <text:p text:style-name="Preformatted_20_Text">EVENT time: 181.340149, <text:s/>type: 2, fromlayer3 <text:s/>entity: 0</text:p>
      <text:p text:style-name="Preformatted_20_Text"/>
      <text:p text:style-name="Preformatted_20_Text">[A_input] Calculated Checksum : 2 | Received checksum : 2</text:p>
      <text:p text:style-name="Preformatted_20_Text">**** At 181.340149 in A_input() : ACK2 received for pkt2: <text:s/>****</text:p>
      <text:p text:style-name="Preformatted_20_Text"/>
      <text:p text:style-name="Preformatted_20_Text"/>
      <text:p text:style-name="Preformatted_20_Text"/>
      <text:p text:style-name="Preformatted_20_Text">EVENT time: 184.354996, <text:s/>type: 2, fromlayer3 <text:s/>entity: 0</text:p>
      <text:p text:style-name="Preformatted_20_Text"/>
      <text:p text:style-name="Preformatted_20_Text">[A_input] Calculated Checksum : 2 | Received checksum : 2</text:p>
      <text:p text:style-name="Preformatted_20_Text">**** At 184.354996 in A_input() : ACK2 received for pkt2: <text:s/>****</text:p>
      <text:p text:style-name="Preformatted_20_Text"/>
      <text:p text:style-name="Preformatted_20_Text"/>
      <text:p text:style-name="Preformatted_20_Text"/>
      <text:p text:style-name="Preformatted_20_Text">EVENT time: 184.692383, <text:s/>type: 2, fromlayer3 <text:s/>entity: 1</text:p>
      <text:p text:style-name="Preformatted_20_Text"/>
      <text:p text:style-name="Preformatted_20_Text">**** At 184.692383 in B_input() : <text:s/>Duplicate Packet received. Resending ACK2 for pkt10 kkkkkkkkkkkkkkkkkkk ****</text:p>
      <text:p text:style-name="Preformatted_20_Text"/>
      <text:p text:style-name="Preformatted_20_Text"/>
      <text:p text:style-name="Preformatted_20_Text">EVENT time: 190.088043, <text:s/>type: 2, fromlayer3 <text:s/>entity: 0</text:p>
      <text:p text:style-name="Preformatted_20_Text"/>
      <text:p text:style-name="Preformatted_20_Text">[A_input] Calculated Checksum : 2 | Received checksum : 2</text:p>
      <text:p text:style-name="Preformatted_20_Text">**** At 190.088043 in A_input() : ACK2 received for pkt2: <text:s/>****</text:p>
      <text:p text:style-name="Preformatted_20_Text"/>
      <text:p text:style-name="Preformatted_20_Text"/>
      <text:p text:style-name="Preformatted_20_Text"/>
      <text:p text:style-name="Preformatted_20_Text"><text:soft-page-break/>EVENT time: 191.377792, <text:s/>type: 2, fromlayer3 <text:s/>entity: 1</text:p>
      <text:p text:style-name="Preformatted_20_Text"/>
      <text:p text:style-name="Preformatted_20_Text">**** At 191.377792 in B_input() : Correct pkt received. pkt3 ddddddddddddddddddd ****</text:p>
      <text:p text:style-name="Preformatted_20_Text">[B_input] Sending ACK3 to A</text:p>
      <text:p text:style-name="Preformatted_20_Text"/>
      <text:p text:style-name="Preformatted_20_Text">EVENT time: 191.950974, <text:s/>type: 2, fromlayer3 <text:s/>entity: 0</text:p>
      <text:p text:style-name="Preformatted_20_Text"/>
      <text:p text:style-name="Preformatted_20_Text">[A_input] Calculated Checksum : 2 | Received checksum : 2</text:p>
      <text:p text:style-name="Preformatted_20_Text">**** At 191.950974 in A_input() : ACK2 received for pkt2: <text:s/>****</text:p>
      <text:p text:style-name="Preformatted_20_Text"/>
      <text:p text:style-name="Preformatted_20_Text"/>
      <text:p text:style-name="Preformatted_20_Text"/>
      <text:p text:style-name="Preformatted_20_Text">EVENT time: 192.936554, <text:s/>type: 0, timerinterrupt <text:s text:c="2"/>entity: 0</text:p>
      <text:p text:style-name="Preformatted_20_Text"/>
      <text:p text:style-name="Preformatted_20_Text"/>
      <text:p text:style-name="Preformatted_20_Text">[A_timerinterrupt] Timer started for base 3</text:p>
      <text:p text:style-name="Preformatted_20_Text">[A_timerinterrupt] Resending pkt3 ddddddddddddddddddd </text:p>
      <text:p text:style-name="Preformatted_20_Text">[A_timerinterrupt] Resending pkt4 eeeeeeeeeeeeeeeeeee </text:p>
      <text:p text:style-name="Preformatted_20_Text"><text:s text:c="10"/>TOLAYER3: packet being corrupted</text:p>
      <text:p text:style-name="Preformatted_20_Text">[A_timerinterrupt] Resending pkt5 fffffffffffffffffff </text:p>
      <text:p text:style-name="Preformatted_20_Text"><text:s text:c="10"/>TOLAYER3: packet being corrupted</text:p>
      <text:p text:style-name="Preformatted_20_Text">[A_timerinterrupt] Resending pkt6 ggggggggggggggggggg </text:p>
      <text:p text:style-name="Preformatted_20_Text"><text:s text:c="10"/>TOLAYER3: packet6 ggggggggggggggggggg being lost</text:p>
      <text:p text:style-name="Preformatted_20_Text">[A_timerinterrupt] Resending pkt7 hhhhhhhhhhhhhhhhhhh </text:p>
      <text:p text:style-name="Preformatted_20_Text"><text:s text:c="10"/>TOLAYER3: packet7 hhhhhhhhhhhhhhhhhhh being lost</text:p>
      <text:p text:style-name="Preformatted_20_Text">[A_timerinterrupt] Resending pkt8 iiiiiiiiiiiiiiiiiii </text:p>
      <text:p text:style-name="Preformatted_20_Text">[A_timerinterrupt] Resending pkt9 jjjjjjjjjjjjjjjjjjj </text:p>
      <text:p text:style-name="Preformatted_20_Text"><text:s text:c="10"/>TOLAYER3: packet9 jjjjjjjjjjjjjjjjjjj being lost</text:p>
      <text:p text:style-name="Preformatted_20_Text">[A_timerinterrupt] Resending pkt10 kkkkkkkkkkkkkkkkkkk </text:p>
      <text:p text:style-name="Preformatted_20_Text"><text:s text:c="10"/>TOLAYER3: packet being corrupted</text:p>
      <text:p text:style-name="Preformatted_20_Text"/>
      <text:p text:style-name="Preformatted_20_Text"/>
      <text:p text:style-name="Preformatted_20_Text">EVENT time: 196.075943, <text:s/>type: 2, fromlayer3 <text:s/>entity: 0</text:p>
      <text:p text:style-name="Preformatted_20_Text"/>
      <text:p text:style-name="Preformatted_20_Text">[A_input] Calculated Checksum : 3 | Received checksum : 3</text:p>
      <text:p text:style-name="Preformatted_20_Text">**** At 196.075943 in A_input() : ACK3 received for pkt3: <text:s/>****</text:p>
      <text:p text:style-name="Preformatted_20_Text">Base : 4 </text:p>
      <text:p text:style-name="Preformatted_20_Text">nextseqnum_A : 11</text:p>
      <text:p text:style-name="Preformatted_20_Text"/>
      <text:p text:style-name="Preformatted_20_Text">base_A is not equal to nextseqnum_A</text:p>
      <text:p text:style-name="Preformatted_20_Text"/>
      <text:p text:style-name="Preformatted_20_Text"/>
      <text:p text:style-name="Preformatted_20_Text">[A_input] Timer stopped for pkt3</text:p>
      <text:p text:style-name="Preformatted_20_Text">[A_input] Timer started for base 4</text:p>
      <text:p text:style-name="Preformatted_20_Text"/>
      <text:p text:style-name="Preformatted_20_Text"/>
      <text:p text:style-name="Preformatted_20_Text"/>
      <text:p text:style-name="Preformatted_20_Text">EVENT time: 197.087860, <text:s/>type: 2, fromlayer3 <text:s/>entity: 1</text:p>
      <text:p text:style-name="Preformatted_20_Text"/>
      <text:p text:style-name="Preformatted_20_Text">**** At 197.087860 in B_input() : Correct pkt received. pkt4 eeeeeeeeeeeeeeeeeee ****</text:p>
      <text:p text:style-name="Preformatted_20_Text">[B_input] Sending ACK4 to A</text:p>
      <text:p text:style-name="Preformatted_20_Text"><text:s text:c="10"/>TOLAYER3: packet0 <text:s/>being lost</text:p>
      <text:p text:style-name="Preformatted_20_Text"/>
      <text:p text:style-name="Preformatted_20_Text">EVENT time: 200.454483, <text:s/>type: 1, fromlayer5 <text:s/>entity: 0</text:p>
      <text:p text:style-name="Preformatted_20_Text"/>
      <text:p text:style-name="Preformatted_20_Text"><text:s text:c="10"/>MAINLOOP: data given to student: rrrrrrrrrrrrrrrrrrr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oft-page-break/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hhhhhhhhhhhhhhhhhhh</text:p>
      <text:p text:style-name="Preformatted_20_Text"><text:s text:c="12"/>**********************************</text:p>
      <text:p text:style-name="Preformatted_20_Text"/>
      <text:p text:style-name="Preformatted_20_Text"><text:s text:c="10"/>TOLAYER3: packet11 rrrrrrrrrrrrrrrrrrr being lost</text:p>
      <text:p text:style-name="Preformatted_20_Text">**** At 200.454483 in A_output() : Correct pkt received. pkt11 rrrrrrrrrrrrrrrrrrr ****</text:p>
      <text:p text:style-name="Preformatted_20_Text"/>
      <text:p text:style-name="Preformatted_20_Text">EVENT time: 201.920624, <text:s/>type: 2, fromlayer3 <text:s/>entity: 1</text:p>
      <text:p text:style-name="Preformatted_20_Text"/>
      <text:p text:style-name="Preformatted_20_Text">**** At 201.920624 in B_input() : Correct pkt received. pkt5 fffffffffffffffffff ****</text:p>
      <text:p text:style-name="Preformatted_20_Text">[B_input] Sending ACK5 to A</text:p>
      <text:p text:style-name="Preformatted_20_Text"><text:s text:c="10"/>TOLAYER3: packet0 <text:s/>being lost</text:p>
      <text:p text:style-name="Preformatted_20_Text"/>
      <text:p text:style-name="Preformatted_20_Text">EVENT time: 204.699203, <text:s/>type: 2, fromlayer3 <text:s/>entity: 1</text:p>
      <text:p text:style-name="Preformatted_20_Text"/>
      <text:p text:style-name="Preformatted_20_Text">**** At 204.699203 in B_input() : <text:s/>Checksum mismatch. Corrupt Packet received. Resending ACK5 for pkt6 Zgggggggggggggggggg ****</text:p>
      <text:p text:style-name="Preformatted_20_Text"><text:s text:c="10"/>TOLAYER3: packet0 <text:s/>being lost</text:p>
      <text:p text:style-name="Preformatted_20_Text"/>
      <text:p text:style-name="Preformatted_20_Text"/>
      <text:p text:style-name="Preformatted_20_Text">EVENT time: 212.459183, <text:s/>type: 2, fromlayer3 <text:s/>entity: 1</text:p>
      <text:p text:style-name="Preformatted_20_Text"/>
      <text:p text:style-name="Preformatted_20_Text">**** At 212.459183 in B_input() : <text:s/>Duplicate Packet received. Resending ACK5 for pkt7 hhhhhhhhhhhhhhhhhhh ****</text:p>
      <text:p text:style-name="Preformatted_20_Text"><text:s text:c="10"/>TOLAYER3: packet0 <text:s/>being lost</text:p>
      <text:p text:style-name="Preformatted_20_Text"/>
      <text:p text:style-name="Preformatted_20_Text"/>
      <text:p text:style-name="Preformatted_20_Text">EVENT time: 214.367249, <text:s/>type: 1, fromlayer5 <text:s/>entity: 0</text:p>
      <text:p text:style-name="Preformatted_20_Text"/>
      <text:p text:style-name="Preformatted_20_Text"><text:s text:c="10"/>MAINLOOP: data given to student: sssssssssssssssssss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hhhhhhhhhhhhhhhhhhh</text:p>
      <text:p text:style-name="Preformatted_20_Text"><text:s text:c="12"/>**********************************</text:p>
      <text:p text:style-name="Preformatted_20_Text"/>
      <text:p text:style-name="Preformatted_20_Text"/>
      <text:p text:style-name="Preformatted_20_Text">EVENT time: 219.851562, <text:s/>type: 2, fromlayer3 <text:s/>entity: 1</text:p>
      <text:p text:style-name="Preformatted_20_Text"/>
      <text:p text:style-name="Preformatted_20_Text">**** At 219.851562 in B_input() : <text:s/>Checksum mismatch. Corrupt Packet received. Resending ACK5 for pkt9 Zjjjjjjjjjjjjjjjjjj ****</text:p>
      <text:p text:style-name="Preformatted_20_Text"/>
      <text:p text:style-name="Preformatted_20_Text"/>
      <text:p text:style-name="Preformatted_20_Text">EVENT time: 221.075943, <text:s/>type: 0, timerinterrupt <text:s text:c="2"/>entity: 0</text:p>
      <text:p text:style-name="Preformatted_20_Text"/>
      <text:p text:style-name="Preformatted_20_Text"/>
      <text:p text:style-name="Preformatted_20_Text">[A_timerinterrupt] Timer started for base 4</text:p>
      <text:p text:style-name="Preformatted_20_Text">[A_timerinterrupt] Resending pkt4 eeeeeeeeeeeeeeeeeee </text:p>
      <text:p text:style-name="Preformatted_20_Text"><text:s text:c="10"/>TOLAYER3: packet4 eeeeeeeeeeeeeeeeeee being lost</text:p>
      <text:p text:style-name="Preformatted_20_Text">[A_timerinterrupt] Resending pkt5 fffffffffffffffffff </text:p>
      <text:p text:style-name="Preformatted_20_Text">[A_timerinterrupt] Resending pkt6 ggggggggggggggggggg </text:p>
      <text:p text:style-name="Preformatted_20_Text">[A_timerinterrupt] Resending pkt7 hhhhhhhhhhhhhhhhhhh </text:p>
      <text:p text:style-name="Preformatted_20_Text"><text:soft-page-break/>[A_timerinterrupt] Resending pkt8 iiiiiiiiiiiiiiiiiii </text:p>
      <text:p text:style-name="Preformatted_20_Text">[A_timerinterrupt] Resending pkt9 jjjjjjjjjjjjjjjjjjj </text:p>
      <text:p text:style-name="Preformatted_20_Text">[A_timerinterrupt] Resending pkt10 kkkkkkkkkkkkkkkkkkk </text:p>
      <text:p text:style-name="Preformatted_20_Text">[A_timerinterrupt] Resending pkt11 rrrrrrrrrrrrrrrrrrr </text:p>
      <text:p text:style-name="Preformatted_20_Text"/>
      <text:p text:style-name="Preformatted_20_Text"/>
      <text:p text:style-name="Preformatted_20_Text">EVENT time: 222.269928, <text:s/>type: 2, fromlayer3 <text:s/>entity: 1</text:p>
      <text:p text:style-name="Preformatted_20_Text"/>
      <text:p text:style-name="Preformatted_20_Text">**** At 222.269928 in B_input() : <text:s/>Duplicate Packet received. Resending ACK5 for pkt10 kkkkkkkkkkkkkkkkkkk ****</text:p>
      <text:p text:style-name="Preformatted_20_Text"/>
      <text:p text:style-name="Preformatted_20_Text"/>
      <text:p text:style-name="Preformatted_20_Text">EVENT time: 225.686646, <text:s/>type: 2, fromlayer3 <text:s/>entity: 0</text:p>
      <text:p text:style-name="Preformatted_20_Text"/>
      <text:p text:style-name="Preformatted_20_Text">[A_input] Calculated Checksum : 5 | Received checksum : 5</text:p>
      <text:p text:style-name="Preformatted_20_Text">**** At 225.686646 in A_input() : ACK5 received for pkt5: <text:s/>****</text:p>
      <text:p text:style-name="Preformatted_20_Text">Base : 6 </text:p>
      <text:p text:style-name="Preformatted_20_Text">nextseqnum_A : 12</text:p>
      <text:p text:style-name="Preformatted_20_Text"/>
      <text:p text:style-name="Preformatted_20_Text">base_A is not equal to nextseqnum_A</text:p>
      <text:p text:style-name="Preformatted_20_Text"/>
      <text:p text:style-name="Preformatted_20_Text"/>
      <text:p text:style-name="Preformatted_20_Text">[A_input] Timer stopped for pkt5</text:p>
      <text:p text:style-name="Preformatted_20_Text">[A_input] Timer started for base 6</text:p>
      <text:p text:style-name="Preformatted_20_Text"/>
      <text:p text:style-name="Preformatted_20_Text"/>
      <text:p text:style-name="Preformatted_20_Text"/>
      <text:p text:style-name="Preformatted_20_Text">EVENT time: 225.840683, <text:s/>type: 1, fromlayer5 <text:s/>entity: 0</text:p>
      <text:p text:style-name="Preformatted_20_Text"/>
      <text:p text:style-name="Preformatted_20_Text"><text:s text:c="10"/>MAINLOOP: data given to student: ttttttttttttttttttt</text:p>
      <text:p text:style-name="Preformatted_20_Text"/>
      <text:p text:style-name="Preformatted_20_Text"/>
      <text:p text:style-name="Preformatted_20_Text"><text:s text:c="10"/>**** Printing data in buffer **** </text:p>
      <text:p text:style-name="Preformatted_20_Text"><text:s text:c="16"/>aaaaaaaaaaaaaaaaaaa</text:p>
      <text:p text:style-name="Preformatted_20_Text"><text:s text:c="16"/>bbbbbbbbbbbbbbbbbbb</text:p>
      <text:p text:style-name="Preformatted_20_Text"><text:s text:c="16"/>ccccccccccccccccccc</text:p>
      <text:p text:style-name="Preformatted_20_Text"><text:s text:c="16"/>ddddddddddddddddddd</text:p>
      <text:p text:style-name="Preformatted_20_Text"><text:s text:c="16"/>eeeeeeeeeeeeeeeeeee</text:p>
      <text:p text:style-name="Preformatted_20_Text"><text:s text:c="16"/>fffffffffffffffffff</text:p>
      <text:p text:style-name="Preformatted_20_Text"><text:s text:c="16"/>ggggggggggggggggggg</text:p>
      <text:p text:style-name="Preformatted_20_Text"><text:s text:c="16"/>hhhhhhhhhhhhhhhhhhh</text:p>
      <text:p text:style-name="Preformatted_20_Text"><text:s text:c="12"/>**********************************</text:p>
      <text:p text:style-name="Preformatted_20_Text"/>
      <text:p text:style-name="Preformatted_20_Text">**** At 225.840683 in A_output() : Correct pkt received. pkt12 ttttttttttttttttttt ****</text:p>
      <text:p text:style-name="Preformatted_20_Text"/>
      <text:p text:style-name="Preformatted_20_Text">EVENT time: 230.043884, <text:s/>type: 2, fromlayer3 <text:s/>entity: 0</text:p>
      <text:p text:style-name="Preformatted_20_Text"/>
      <text:p text:style-name="Preformatted_20_Text">[A_input] Calculated Checksum : 5 | Received checksum : 5</text:p>
      <text:p text:style-name="Preformatted_20_Text">**** At 230.043884 in A_input() : ACK5 received for pkt5: <text:s/>****</text:p>
      <text:p text:style-name="Preformatted_20_Text"/>
      <text:p text:style-name="Preformatted_20_Text"/>
      <text:p text:style-name="Preformatted_20_Text"/>
      <text:p text:style-name="Preformatted_20_Text">EVENT time: 232.195358, <text:s/>type: 2, fromlayer3 <text:s/>entity: 1</text:p>
      <text:p text:style-name="Preformatted_20_Text"/>
      <text:p text:style-name="Preformatted_20_Text">**** At 232.195358 in B_input() : <text:s/>Duplicate Packet received. Resending ACK5 for pkt3 ddddddddddddddddddd ****</text:p>
      <text:p text:style-name="Preformatted_20_Text"/>
      <text:p text:style-name="Preformatted_20_Text"/>
      <text:p text:style-name="Preformatted_20_Text">EVENT time: 234.097809, <text:s/>type: 2, fromlayer3 <text:s/>entity: 0</text:p>
      <text:p text:style-name="Preformatted_20_Text"/>
      <text:p text:style-name="Preformatted_20_Text">[A_input] Calculated Checksum : 5 | Received checksum : 5</text:p>
      <text:p text:style-name="Preformatted_20_Text">**** At 234.097809 in A_input() : ACK5 received for pkt5: <text:s/>****</text:p>
      <text:p text:style-name="Preformatted_20_Text"/>
      <text:p text:style-name="Preformatted_20_Text"><text:soft-page-break/></text:p>
      <text:p text:style-name="Preformatted_20_Text"/>
      <text:p text:style-name="Preformatted_20_Text">EVENT time: 234.609085, <text:s/>type: 2, fromlayer3 <text:s/>entity: 1</text:p>
      <text:p text:style-name="Preformatted_20_Text"/>
      <text:p text:style-name="Preformatted_20_Text">**** At 234.609085 in B_input() : <text:s/>Checksum mismatch. Corrupt Packet received. Resending ACK5 for pkt4 Zeeeeeeeeeeeeeeeeee ****</text:p>
      <text:p text:style-name="Preformatted_20_Text"/>
      <text:p text:style-name="Preformatted_20_Text"/>
      <text:p text:style-name="Preformatted_20_Text">EVENT time: 239.040070, <text:s/>type: 2, fromlayer3 <text:s/>entity: 1</text:p>
      <text:p text:style-name="Preformatted_20_Text"/>
      <text:p text:style-name="Preformatted_20_Text">**** At 239.040070 in B_input() : <text:s/>Checksum mismatch. Corrupt Packet received. Resending ACK5 for pkt5 Zffffffffffffffffff ****</text:p>
      <text:p text:style-name="Preformatted_20_Text"><text:s text:c="10"/>TOLAYER3: packet0 <text:s/>being lost</text:p>
      <text:p text:style-name="Preformatted_20_Text"/>
      <text:p text:style-name="Preformatted_20_Text"/>
      <text:p text:style-name="Preformatted_20_Text">EVENT time: 240.577576, <text:s/>type: 2, fromlayer3 <text:s/>entity: 1</text:p>
      <text:p text:style-name="Preformatted_20_Text"/>
      <text:p text:style-name="Preformatted_20_Text">**** At 240.577576 in B_input() : <text:s/>Duplicate Packet received. Resending ACK5 for pkt8 iiiiiiiiiiiiiiiiiii ****</text:p>
      <text:p text:style-name="Preformatted_20_Text"/>
      <text:p text:style-name="Preformatted_20_Text"/>
      <text:p text:style-name="Preformatted_20_Text">EVENT time: 241.272064, <text:s/>type: 2, fromlayer3 <text:s/>entity: 0</text:p>
      <text:p text:style-name="Preformatted_20_Text"/>
      <text:p text:style-name="Preformatted_20_Text">[A_input] Calculated Checksum : 5 | Received checksum : 5</text:p>
      <text:p text:style-name="Preformatted_20_Text">**** At 241.272064 in A_input() : ACK5 received for pkt5: <text:s/>****</text:p>
      <text:p text:style-name="Preformatted_20_Text"/>
      <text:p text:style-name="Preformatted_20_Text"/>
      <text:p text:style-name="Preformatted_20_Text"/>
      <text:p text:style-name="Preformatted_20_Text">EVENT time: 243.314026, <text:s/>type: 2, fromlayer3 <text:s/>entity: 0</text:p>
      <text:p text:style-name="Preformatted_20_Text"/>
      <text:p text:style-name="Preformatted_20_Text">[A_input] Calculated Checksum : 5 | Received checksum : 5</text:p>
      <text:p text:style-name="Preformatted_20_Text">**** At 243.314026 in A_input() : ACK5 received for pkt5: <text:s/>****</text:p>
      <text:p text:style-name="Preformatted_20_Text"/>
      <text:p text:style-name="Preformatted_20_Text"/>
      <text:p text:style-name="Preformatted_20_Text"/>
      <text:p text:style-name="Preformatted_20_Text">EVENT time: 246.258881, <text:s/>type: 2, fromlayer3 <text:s/>entity: 1</text:p>
      <text:p text:style-name="Preformatted_20_Text"/>
      <text:p text:style-name="Preformatted_20_Text">**** At 246.258881 in B_input() : <text:s/>Checksum mismatch. Corrupt Packet received. Resending ACK5 for pkt10 kkkkkkkkkkkkkkkkkkk ****</text:p>
      <text:p text:style-name="Preformatted_20_Text"/>
      <text:p text:style-name="Preformatted_20_Text"/>
      <text:p text:style-name="Preformatted_20_Text">EVENT time: 248.206787, <text:s/>type: 2, fromlayer3 <text:s/>entity: 1</text:p>
      <text:p text:style-name="Preformatted_20_Text"/>
      <text:p text:style-name="Preformatted_20_Text">**** At 248.206787 in B_input() : <text:s/>Duplicate Packet received. Resending ACK5 for pkt5 fffffffffffffffffff ****</text:p>
      <text:p text:style-name="Preformatted_20_Text"/>
      <text:p text:style-name="Preformatted_20_Text"/>
      <text:p text:style-name="Preformatted_20_Text">EVENT time: 250.571320, <text:s/>type: 2, fromlayer3 <text:s/>entity: 1</text:p>
      <text:p text:style-name="Preformatted_20_Text"/>
      <text:p text:style-name="Preformatted_20_Text">**** At 250.571320 in B_input() : Correct pkt received. pkt6 ggggggggggggggggggg ****</text:p>
      <text:p text:style-name="Preformatted_20_Text">[B_input] Sending ACK6 to A</text:p>
      <text:p text:style-name="Preformatted_20_Text"/>
      <text:p text:style-name="Preformatted_20_Text">EVENT time: 250.686646, <text:s/>type: 0, timerinterrupt <text:s text:c="2"/>entity: 0</text:p>
      <text:p text:style-name="Preformatted_20_Text"/>
      <text:p text:style-name="Preformatted_20_Text"/>
      <text:p text:style-name="Preformatted_20_Text">[A_timerinterrupt] Timer started for base 6</text:p>
      <text:p text:style-name="Preformatted_20_Text">[A_timerinterrupt] Resending pkt6 ggggggggggggggggggg </text:p>
      <text:p text:style-name="Preformatted_20_Text"><text:s text:c="10"/>TOLAYER3: packet6 ggggggggggggggggggg being lost</text:p>
      <text:p text:style-name="Preformatted_20_Text">[A_timerinterrupt] Resending pkt7 hhhhhhhhhhhhhhhhhhh </text:p>
      <text:p text:style-name="Preformatted_20_Text">[A_timerinterrupt] Resending pkt8 iiiiiiiiiiiiiiiiiii </text:p>
      <text:p text:style-name="Preformatted_20_Text">[A_timerinterrupt] Resending pkt9 jjjjjjjjjjjjjjjjjjj </text:p>
      <text:p text:style-name="Preformatted_20_Text"><text:s text:c="10"/>TOLAYER3: packet being corrupted</text:p>
      <text:p text:style-name="Preformatted_20_Text">[A_timerinterrupt] Resending pkt10 kkkkkkkkkkkkkkkkkkk </text:p>
      <text:p text:style-name="Preformatted_20_Text"><text:soft-page-break/>[A_timerinterrupt] Resending pkt11 rrrrrrrrrrrrrrrrrrr </text:p>
      <text:p text:style-name="Preformatted_20_Text">[A_timerinterrupt] Resending pkt12 ttttttttttttttttttt </text:p>
      <text:p text:style-name="Preformatted_20_Text"/>
      <text:p text:style-name="Preformatted_20_Text"/>
      <text:p text:style-name="Preformatted_20_Text">EVENT time: 253.096359, <text:s/>type: 2, fromlayer3 <text:s/>entity: 0</text:p>
      <text:p text:style-name="Preformatted_20_Text"/>
      <text:p text:style-name="Preformatted_20_Text">[A_input] Calculated Checksum : 5 | Received checksum : 5</text:p>
      <text:p text:style-name="Preformatted_20_Text">**** At 253.096359 in A_input() : ACK5 received for pkt5: <text:s/>****</text:p>
      <text:p text:style-name="Preformatted_20_Text"/>
      <text:p text:style-name="Preformatted_20_Text"/>
      <text:p text:style-name="Preformatted_20_Text"/>
      <text:p text:style-name="Preformatted_20_Text">EVENT time: 256.366852, <text:s/>type: 2, fromlayer3 <text:s/>entity: 1</text:p>
      <text:p text:style-name="Preformatted_20_Text"/>
      <text:p text:style-name="Preformatted_20_Text">**** At 256.366852 in B_input() : Correct pkt received. pkt7 hhhhhhhhhhhhhhhhhhh ****</text:p>
      <text:p text:style-name="Preformatted_20_Text">[B_input] Sending ACK7 to A</text:p>
      <text:p text:style-name="Preformatted_20_Text"/>
      <text:p text:style-name="Preformatted_20_Text">EVENT time: 256.552734, <text:s/>type: 2, fromlayer3 <text:s/>entity: 0</text:p>
      <text:p text:style-name="Preformatted_20_Text"/>
      <text:p text:style-name="Preformatted_20_Text">[A_input] Calculated Checksum : 5 | Received checksum : 5</text:p>
      <text:p text:style-name="Preformatted_20_Text">**** At 256.552734 in A_input() : ACK5 received for pkt5: <text:s/>****</text:p>
      <text:p text:style-name="Preformatted_20_Text"/>
      <text:p text:style-name="Preformatted_20_Text"/>
      <text:p text:style-name="Preformatted_20_Text"/>
      <text:p text:style-name="Preformatted_20_Text">EVENT time: 262.985748, <text:s/>type: 2, fromlayer3 <text:s/>entity: 1</text:p>
      <text:p text:style-name="Preformatted_20_Text"/>
      <text:p text:style-name="Preformatted_20_Text">**** At 262.985748 in B_input() : Correct pkt received. pkt8 iiiiiiiiiiiiiiiiiii ****</text:p>
      <text:p text:style-name="Preformatted_20_Text">[B_input] Sending ACK8 to A</text:p>
      <text:p text:style-name="Preformatted_20_Text"><text:s text:c="10"/>TOLAYER3: packet0 <text:s/>being lost</text:p>
      <text:p text:style-name="Preformatted_20_Text"/>
      <text:p text:style-name="Preformatted_20_Text">EVENT time: 266.165527, <text:s/>type: 2, fromlayer3 <text:s/>entity: 0</text:p>
      <text:p text:style-name="Preformatted_20_Text"/>
      <text:p text:style-name="Preformatted_20_Text">[A_input] Calculated Checksum : 6 | Received checksum : 6</text:p>
      <text:p text:style-name="Preformatted_20_Text">**** At 266.165527 in A_input() : ACK6 received for pkt6: <text:s/>****</text:p>
      <text:p text:style-name="Preformatted_20_Text">Base : 7 </text:p>
      <text:p text:style-name="Preformatted_20_Text">nextseqnum_A : 13</text:p>
      <text:p text:style-name="Preformatted_20_Text"/>
      <text:p text:style-name="Preformatted_20_Text">base_A is not equal to nextseqnum_A</text:p>
      <text:p text:style-name="Preformatted_20_Text"/>
      <text:p text:style-name="Preformatted_20_Text"/>
      <text:p text:style-name="Preformatted_20_Text">[A_input] Timer stopped for pkt6</text:p>
      <text:p text:style-name="Preformatted_20_Text">[A_input] Timer started for base 7</text:p>
      <text:p text:style-name="Preformatted_20_Text"/>
      <text:p text:style-name="Preformatted_20_Text"/>
      <text:p text:style-name="Preformatted_20_Text"/>
      <text:p text:style-name="Preformatted_20_Text">EVENT time: 270.142151, <text:s/>type: 2, fromlayer3 <text:s/>entity: 1</text:p>
      <text:p text:style-name="Preformatted_20_Text"/>
      <text:p text:style-name="Preformatted_20_Text">**** At 270.142151 in B_input() : Correct pkt received. pkt9 jjjjjjjjjjjjjjjjjjj ****</text:p>
      <text:p text:style-name="Preformatted_20_Text">[B_input] Sending ACK9 to A</text:p>
      <text:p text:style-name="Preformatted_20_Text"/>
      <text:p text:style-name="Preformatted_20_Text">EVENT time: 274.137817, <text:s/>type: 2, fromlayer3 <text:s/>entity: 0</text:p>
      <text:p text:style-name="Preformatted_20_Text"/>
      <text:p text:style-name="Preformatted_20_Text">[A_input] Calculated Checksum : 7 | Received checksum : 7</text:p>
      <text:p text:style-name="Preformatted_20_Text">**** At 274.137817 in A_input() : ACK7 received for pkt7: <text:s/>****</text:p>
      <text:p text:style-name="Preformatted_20_Text">Base : 8 </text:p>
      <text:p text:style-name="Preformatted_20_Text">nextseqnum_A : 13</text:p>
      <text:p text:style-name="Preformatted_20_Text"/>
      <text:p text:style-name="Preformatted_20_Text">base_A is not equal to nextseqnum_A</text:p>
      <text:p text:style-name="Preformatted_20_Text"/>
      <text:p text:style-name="Preformatted_20_Text"/>
      <text:p text:style-name="Preformatted_20_Text">[A_input] Timer stopped for pkt7</text:p>
      <text:p text:style-name="Preformatted_20_Text">[A_input] Timer started for base 8</text:p>
      <text:p text:style-name="Preformatted_20_Text"><text:soft-page-break/></text:p>
      <text:p text:style-name="Preformatted_20_Text"/>
      <text:p text:style-name="Preformatted_20_Text"/>
      <text:p text:style-name="Preformatted_20_Text">EVENT time: 274.318665, <text:s/>type: 2, fromlayer3 <text:s/>entity: 1</text:p>
      <text:p text:style-name="Preformatted_20_Text"/>
      <text:p text:style-name="Preformatted_20_Text">**** At 274.318665 in B_input() : Correct pkt received. pkt10 kkkkkkkkkkkkkkkkkkk ****</text:p>
      <text:p text:style-name="Preformatted_20_Text">[B_input] Sending ACK10 to A</text:p>
      <text:p text:style-name="Preformatted_20_Text"/>
      <text:p text:style-name="Preformatted_20_Text">EVENT time: 276.597839, <text:s/>type: 2, fromlayer3 <text:s/>entity: 0</text:p>
      <text:p text:style-name="Preformatted_20_Text"/>
      <text:p text:style-name="Preformatted_20_Text">[A_input] Calculated Checksum : 9 | Received checksum : 9</text:p>
      <text:p text:style-name="Preformatted_20_Text">**** At 276.597839 in A_input() : ACK9 received for pkt9: <text:s/>****</text:p>
      <text:p text:style-name="Preformatted_20_Text">Base : 10 </text:p>
      <text:p text:style-name="Preformatted_20_Text">nextseqnum_A : 13</text:p>
      <text:p text:style-name="Preformatted_20_Text"/>
      <text:p text:style-name="Preformatted_20_Text">base_A is not equal to nextseqnum_A</text:p>
      <text:p text:style-name="Preformatted_20_Text"/>
      <text:p text:style-name="Preformatted_20_Text"/>
      <text:p text:style-name="Preformatted_20_Text">[A_input] Timer stopped for pkt9</text:p>
      <text:p text:style-name="Preformatted_20_Text">[A_input] Timer started for base 10</text:p>
      <text:p text:style-name="Preformatted_20_Text"/>
      <text:p text:style-name="Preformatted_20_Text"/>
      <text:p text:style-name="Preformatted_20_Text"/>
      <text:p text:style-name="Preformatted_20_Text">EVENT time: 277.828705, <text:s/>type: 2, fromlayer3 <text:s/>entity: 1</text:p>
      <text:p text:style-name="Preformatted_20_Text"/>
      <text:p text:style-name="Preformatted_20_Text">**** At 277.828705 in B_input() : Correct pkt received. pkt11 rrrrrrrrrrrrrrrrrrr ****</text:p>
      <text:p text:style-name="Preformatted_20_Text">[B_input] Sending ACK11 to A</text:p>
      <text:p text:style-name="Preformatted_20_Text"/>
      <text:p text:style-name="Preformatted_20_Text">EVENT time: 282.164978, <text:s/>type: 2, fromlayer3 <text:s/>entity: 0</text:p>
      <text:p text:style-name="Preformatted_20_Text"/>
      <text:p text:style-name="Preformatted_20_Text">[A_input] Calculated Checksum : 10 | Received checksum : 10</text:p>
      <text:p text:style-name="Preformatted_20_Text">**** At 282.164978 in A_input() : ACK10 received for pkt10: <text:s/>****</text:p>
      <text:p text:style-name="Preformatted_20_Text">Base : 11 </text:p>
      <text:p text:style-name="Preformatted_20_Text">nextseqnum_A : 13</text:p>
      <text:p text:style-name="Preformatted_20_Text"/>
      <text:p text:style-name="Preformatted_20_Text">base_A is not equal to nextseqnum_A</text:p>
      <text:p text:style-name="Preformatted_20_Text"/>
      <text:p text:style-name="Preformatted_20_Text"/>
      <text:p text:style-name="Preformatted_20_Text">[A_input] Timer stopped for pkt10</text:p>
      <text:p text:style-name="Preformatted_20_Text">[A_input] Timer started for base 11</text:p>
      <text:p text:style-name="Preformatted_20_Text"/>
      <text:p text:style-name="Preformatted_20_Text"/>
      <text:p text:style-name="Preformatted_20_Text"/>
      <text:p text:style-name="Preformatted_20_Text">EVENT time: 283.896057, <text:s/>type: 2, fromlayer3 <text:s/>entity: 1</text:p>
      <text:p text:style-name="Preformatted_20_Text"/>
      <text:p text:style-name="Preformatted_20_Text">**** At 283.896057 in B_input() : Correct pkt received. pkt12 ttttttttttttttttttt ****</text:p>
      <text:p text:style-name="Preformatted_20_Text">[B_input] Sending ACK12 to A</text:p>
      <text:p text:style-name="Preformatted_20_Text"><text:s text:c="10"/>TOLAYER3: packet0 <text:s/>being lost</text:p>
      <text:p text:style-name="Preformatted_20_Text"/>
      <text:p text:style-name="Preformatted_20_Text">EVENT time: 289.069611, <text:s/>type: 2, fromlayer3 <text:s/>entity: 1</text:p>
      <text:p text:style-name="Preformatted_20_Text"/>
      <text:p text:style-name="Preformatted_20_Text">**** At 289.069611 in B_input() : <text:s/>Duplicate Packet received. Resending ACK12 for pkt7 hhhhhhhhhhhhhhhhhhh ****</text:p>
      <text:p text:style-name="Preformatted_20_Text"/>
      <text:p text:style-name="Preformatted_20_Text"/>
      <text:p text:style-name="Preformatted_20_Text">EVENT time: 289.116730, <text:s/>type: 2, fromlayer3 <text:s/>entity: 0</text:p>
      <text:p text:style-name="Preformatted_20_Text"/>
      <text:p text:style-name="Preformatted_20_Text">[A_input] Calculated Checksum : 11 | Received checksum : 11</text:p>
      <text:p text:style-name="Preformatted_20_Text">**** At 289.116730 in A_input() : ACK11 received for pkt11: <text:s/>****</text:p>
      <text:p text:style-name="Preformatted_20_Text">Base : 12 </text:p>
      <text:p text:style-name="Preformatted_20_Text">nextseqnum_A : 13</text:p>
      <text:p text:style-name="Preformatted_20_Text"><text:soft-page-break/></text:p>
      <text:p text:style-name="Preformatted_20_Text">base_A is not equal to nextseqnum_A</text:p>
      <text:p text:style-name="Preformatted_20_Text"/>
      <text:p text:style-name="Preformatted_20_Text"/>
      <text:p text:style-name="Preformatted_20_Text">[A_input] Timer stopped for pkt11</text:p>
      <text:p text:style-name="Preformatted_20_Text">[A_input] Timer started for base 12</text:p>
      <text:p text:style-name="Preformatted_20_Text"/>
      <text:p text:style-name="Preformatted_20_Text"/>
      <text:p text:style-name="Preformatted_20_Text"/>
      <text:p text:style-name="Preformatted_20_Text">EVENT time: 291.333557, <text:s/>type: 2, fromlayer3 <text:s/>entity: 0</text:p>
      <text:p text:style-name="Preformatted_20_Text"/>
      <text:p text:style-name="Preformatted_20_Text">[A_input] Calculated Checksum : 12 | Received checksum : 12</text:p>
      <text:p text:style-name="Preformatted_20_Text">**** At 291.333557 in A_input() : ACK12 received for pkt12: <text:s/>****</text:p>
      <text:p text:style-name="Preformatted_20_Text"/>
      <text:p text:style-name="Preformatted_20_Text">[A_input] Timer stopped for pkt12.</text:p>
      <text:p text:style-name="Preformatted_20_Text"/>
      <text:p text:style-name="Preformatted_20_Text"/>
      <text:p text:style-name="Preformatted_20_Text"/>
      <text:p text:style-name="Preformatted_20_Text">EVENT time: 292.375793, <text:s/>type: 2, fromlayer3 <text:s/>entity: 1</text:p>
      <text:p text:style-name="Preformatted_20_Text"/>
      <text:p text:style-name="Preformatted_20_Text">**** At 292.375793 in B_input() : <text:s/>Duplicate Packet received. Resending ACK12 for pkt8 iiiiiiiiiiiiiiiiiii ****</text:p>
      <text:p text:style-name="Preformatted_20_Text"><text:s text:c="10"/>TOLAYER3: packet0 <text:s/>being lost</text:p>
      <text:p text:style-name="Preformatted_20_Text"/>
      <text:p text:style-name="Preformatted_20_Text"/>
      <text:p text:style-name="Preformatted_20_Text">EVENT time: 293.833679, <text:s/>type: 2, fromlayer3 <text:s/>entity: 1</text:p>
      <text:p text:style-name="Preformatted_20_Text"/>
      <text:p text:style-name="Preformatted_20_Text">**** At 293.833679 in B_input() : <text:s/>Checksum mismatch. Corrupt Packet received. Resending ACK12 for pkt9 Zjjjjjjjjjjjjjjjjjj ****</text:p>
      <text:p text:style-name="Preformatted_20_Text"><text:s text:c="10"/>TOLAYER3: packet0 <text:s/>being lost</text:p>
      <text:p text:style-name="Preformatted_20_Text"/>
      <text:p text:style-name="Preformatted_20_Text"/>
      <text:p text:style-name="Preformatted_20_Text">EVENT time: 298.387390, <text:s/>type: 2, fromlayer3 <text:s/>entity: 1</text:p>
      <text:p text:style-name="Preformatted_20_Text"/>
      <text:p text:style-name="Preformatted_20_Text">**** At 298.387390 in B_input() : <text:s/>Duplicate Packet received. Resending ACK12 for pkt10 kkkkkkkkkkkkkkkkkkk ****</text:p>
      <text:p text:style-name="Preformatted_20_Text"/>
      <text:p text:style-name="Preformatted_20_Text"/>
      <text:p text:style-name="Preformatted_20_Text">EVENT time: 300.521027, <text:s/>type: 2, fromlayer3 <text:s/>entity: 0</text:p>
      <text:p text:style-name="Preformatted_20_Text"/>
      <text:p text:style-name="Preformatted_20_Text">[A_input] Calculated Checksum : 12 | Received checksum : 12</text:p>
      <text:p text:style-name="Preformatted_20_Text">**** At 300.521027 in A_input() : ACK12 received for pkt12: <text:s/>****</text:p>
      <text:p text:style-name="Preformatted_20_Text"/>
      <text:p text:style-name="Preformatted_20_Text"/>
      <text:p text:style-name="Preformatted_20_Text"/>
      <text:p text:style-name="Preformatted_20_Text">EVENT time: 307.527435, <text:s/>type: 2, fromlayer3 <text:s/>entity: 1</text:p>
      <text:p text:style-name="Preformatted_20_Text"/>
      <text:p text:style-name="Preformatted_20_Text">**** At 307.527435 in B_input() : <text:s/>Duplicate Packet received. Resending ACK12 for pkt11 rrrrrrrrrrrrrrrrrrr ****</text:p>
      <text:p text:style-name="Preformatted_20_Text"/>
      <text:p text:style-name="Preformatted_20_Text"/>
      <text:p text:style-name="Preformatted_20_Text">EVENT time: 308.574280, <text:s/>type: 2, fromlayer3 <text:s/>entity: 1</text:p>
      <text:p text:style-name="Preformatted_20_Text"/>
      <text:p text:style-name="Preformatted_20_Text">**** At 308.574280 in B_input() : <text:s/>Duplicate Packet received. Resending ACK12 for pkt12 ttttttttttttttttttt ****</text:p>
      <text:p text:style-name="Preformatted_20_Text"><text:s text:c="10"/>TOLAYER3: packet0 <text:s/>being lost</text:p>
      <text:p text:style-name="Preformatted_20_Text"/>
      <text:p text:style-name="Preformatted_20_Text"/>
      <text:p text:style-name="Preformatted_20_Text">EVENT time: 313.214783, <text:s/>type: 2, fromlayer3 <text:s/>entity: 0</text:p>
      <text:p text:style-name="Preformatted_20_Text"/>
      <text:p text:style-name="Preformatted_20_Text">[A_input] Calculated Checksum : 12 | Received checksum : 12</text:p>
      <text:p text:style-name="Preformatted_20_Text">**** At 313.214783 in A_input() : ACK12 received for pkt12: <text:s/>****</text:p>
      <text:p text:style-name="Preformatted_20_Text"/>
      <text:p text:style-name="Preformatted_20_Text"/>
      <text:p text:style-name="Preformatted_20_Text"><text:soft-page-break/><text:s/>Simulator terminated at time 313.214783</text:p>
      <text:p text:style-name="Preformatted_20_Text"><text:s/>after sending 20 msgs from layer5</text:p>
      <text:p text:style-name="Preformatted_20_Text"/>
      <text:p text:style-name="Preformatted_20_Text">A_ackReceived_count = 28</text:p>
      <text:p text:style-name="Preformatted_20_Text">A_corruptReceived_count = 8</text:p>
      <text:p text:style-name="Preformatted_20_Text">A_timeoutOccurred_count = 53</text:p>
      <text:p text:style-name="Preformatted_20_Text">A_nackReceived_count = 0</text:p>
      <text:p text:style-name="Preformatted_20_Text">B_correctlyReceived_count = 13</text:p>
      <text:p text:style-name="Preformatted_20_Text">B_corruptReceived_count = 15</text:p>
      <text:p text:style-name="Preformatted_20_Text">B_duplicateReceived_count = 24</text:p>
      <text:p text:style-name="Preformatted_20_Text">afsara@inspiron-5559:~/Desktop/network-offline4$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7T04:38:56.538598153</dc:date>
    <meta:editing-duration>PT1H13M5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9" meta:paragraph-count="665" meta:word-count="3820" meta:character-count="33223" meta:non-whitespace-character-count="25892"/>
  </office:meta>
</office:document-meta>
</file>